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#qubits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532" calcext:value-type="float">
            <text:p>15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3068" calcext:value-type="float">
            <text:p>30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6140" calcext:value-type="float">
            <text:p>61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2284" calcext:value-type="float">
            <text:p>122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24572" calcext:value-type="float">
            <text:p>245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49148" calcext:value-type="float">
            <text:p>491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9T14:55:46.927176517</meta:creation-date>
    <dc:date>2022-12-09T15:01:15.491382643</dc:date>
    <meta:editing-duration>PT5M29S</meta:editing-duration>
    <meta:editing-cycles>1</meta:editing-cycles>
    <meta:document-statistic meta:table-count="1" meta:cell-count="84" meta:object-count="0"/>
    <meta:generator>LibreOffice/7.3.6.2$Linux_X86_64 LibreOffice_project/30$Build-2</meta:generator>
  </office:meta>
</office:document-meta>
</file>